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199cm" style:contextual-spacing="false" style:line-height-at-least="0.503cm" fo:text-indent="0cm" style:auto-text-indent="false"/>
      <style:text-properties style:font-name="Droid Sans Mono" fo:font-size="10.5pt"/>
    </style:style>
    <style:style style:name="P2" style:family="paragraph" style:parent-style-name="Standard">
      <style:paragraph-properties fo:margin-left="0cm" fo:margin-right="0cm" fo:margin-top="0cm" fo:margin-bottom="0.199cm" style:contextual-spacing="false" style:line-height-at-least="0.503cm" fo:text-indent="0cm" style:auto-text-indent="false"/>
      <style:text-properties fo:color="#292929" loext:opacity="100%" style:font-name="Droid Sans Mono" fo:font-size="10.5pt" fo:font-weight="normal" fo:background-color="#ffffff"/>
    </style:style>
    <style:style style:name="P3" style:family="paragraph" style:parent-style-name="Standard">
      <style:paragraph-properties fo:margin-left="0cm" fo:margin-right="0cm" fo:margin-top="0cm" fo:margin-bottom="0.199cm" style:contextual-spacing="false" style:line-height-at-least="0.503cm" fo:text-indent="0cm" style:auto-text-indent="false"/>
      <style:text-properties fo:color="#292929" loext:opacity="100%" style:font-name="Droid Sans Mono" fo:font-size="10.5pt" fo:font-weight="normal" officeooo:paragraph-rsid="0016a350" fo:background-color="#ffffff"/>
    </style:style>
    <style:style style:name="P4" style:family="paragraph" style:parent-style-name="Standard">
      <style:paragraph-properties fo:margin-left="0cm" fo:margin-right="0cm" fo:margin-top="0cm" fo:margin-bottom="0.199cm" style:contextual-spacing="false" style:line-height-at-least="0.503cm" fo:text-indent="0cm" style:auto-text-indent="false"/>
      <style:text-properties fo:color="#292929" loext:opacity="100%" style:font-name="Droid Sans Mono" fo:font-size="10.5pt" fo:font-weight="normal" officeooo:paragraph-rsid="0018c49e" fo:background-color="#ffffff"/>
    </style:style>
    <style:style style:name="P5" style:family="paragraph" style:parent-style-name="Standard">
      <style:paragraph-properties fo:margin-top="0cm" fo:margin-bottom="0.199cm" style:contextual-spacing="false">
        <style:tab-stops>
          <style:tab-stop style:position="0cm"/>
        </style:tab-stops>
      </style:paragraph-properties>
      <style:text-properties fo:color="#292929" loext:opacity="100%" style:font-name="Droid Sans Mono" fo:font-size="10.5pt" fo:font-weight="normal" officeooo:paragraph-rsid="00155f87" fo:background-color="#ffffff"/>
    </style:style>
    <style:style style:name="P6" style:family="paragraph" style:parent-style-name="Standard">
      <style:paragraph-properties fo:margin-left="0cm" fo:margin-right="0cm" fo:margin-top="0cm" fo:margin-bottom="0.199cm" style:contextual-spacing="false" style:line-height-at-least="0.503cm" fo:text-indent="0cm" style:auto-text-indent="false"/>
      <style:text-properties fo:color="#292929" loext:opacity="100%" style:font-name="Droid Sans Mono" fo:font-size="10.5pt" fo:font-weight="normal" officeooo:rsid="0018c49e" officeooo:paragraph-rsid="0018c49e" fo:background-color="#ffffff"/>
    </style:style>
    <style:style style:name="P7" style:family="paragraph" style:parent-style-name="Standard">
      <style:paragraph-properties fo:margin-left="0cm" fo:margin-right="0cm" fo:margin-top="0cm" fo:margin-bottom="0.199cm" style:contextual-spacing="false" style:line-height-at-least="0.503cm" fo:text-indent="0cm" style:auto-text-indent="false"/>
      <style:text-properties officeooo:paragraph-rsid="00155f87"/>
    </style:style>
    <style:style style:name="P8" style:family="paragraph" style:parent-style-name="Standard">
      <style:paragraph-properties fo:margin-left="0cm" fo:margin-right="0cm" fo:margin-top="0cm" fo:margin-bottom="0.199cm" style:contextual-spacing="false" style:line-height-at-least="0.503cm" fo:text-indent="0cm" style:auto-text-indent="false"/>
      <style:text-properties officeooo:paragraph-rsid="0016a350"/>
    </style:style>
    <style:style style:name="P9" style:family="paragraph" style:parent-style-name="Standard">
      <style:paragraph-properties fo:margin-left="0cm" fo:margin-right="0cm" fo:margin-top="0cm" fo:margin-bottom="0.199cm" style:contextual-spacing="false" style:line-height-at-least="0.503cm" fo:text-indent="0cm" style:auto-text-indent="false"/>
      <style:text-properties officeooo:paragraph-rsid="0017184f"/>
    </style:style>
    <style:style style:name="P10" style:family="paragraph" style:parent-style-name="Standard">
      <style:paragraph-properties fo:margin-left="0cm" fo:margin-right="0cm" fo:margin-top="0cm" fo:margin-bottom="0.199cm" style:contextual-spacing="false" style:line-height-at-least="0.503cm" fo:text-indent="0cm" style:auto-text-indent="false"/>
      <style:text-properties officeooo:paragraph-rsid="0019d60c"/>
    </style:style>
    <style:style style:name="P11" style:family="paragraph" style:parent-style-name="Standard">
      <style:paragraph-properties fo:margin-left="0cm" fo:margin-right="0cm" fo:margin-top="0cm" fo:margin-bottom="0.199cm" style:contextual-spacing="false" style:line-height-at-least="0.503cm" fo:text-indent="0cm" style:auto-text-indent="false"/>
      <style:text-properties officeooo:rsid="0016a350" officeooo:paragraph-rsid="0016a350"/>
    </style:style>
    <style:style style:name="P12" style:family="paragraph" style:parent-style-name="Standard">
      <style:paragraph-properties fo:margin-left="0cm" fo:margin-right="0cm" fo:margin-top="0cm" fo:margin-bottom="0.199cm" style:contextual-spacing="false" style:line-height-at-least="0.503cm" fo:text-indent="0cm" style:auto-text-indent="false"/>
      <style:text-properties fo:color="#2a6099" loext:opacity="100%" style:font-name="Droid Sans Mono" fo:font-size="10.5pt" fo:font-weight="normal" officeooo:rsid="0018c49e" officeooo:paragraph-rsid="0018c49e" fo:background-color="#ffffff"/>
    </style:style>
    <style:style style:name="T1" style:family="text">
      <style:text-properties fo:color="#0f4a85" loext:opacity="100%"/>
    </style:style>
    <style:style style:name="T2" style:family="text">
      <style:text-properties fo:color="#0f4a85" loext:opacity="100%" officeooo:rsid="00142e9a" style:font-size-asian="9.60000038146973pt" style:font-size-complex="11pt"/>
    </style:style>
    <style:style style:name="T3" style:family="text">
      <style:text-properties fo:color="#0f4a85" loext:opacity="100%" fo:font-weight="normal" fo:background-color="#ffffff" loext:char-shading-value="0"/>
    </style:style>
    <style:style style:name="T4" style:family="text">
      <style:text-properties fo:color="#292929" loext:opacity="100%" fo:font-weight="normal" fo:background-color="#ffffff" loext:char-shading-value="0"/>
    </style:style>
    <style:style style:name="T5" style:family="text">
      <style:text-properties fo:color="#292929" loext:opacity="100%" fo:font-weight="normal" officeooo:rsid="00155f87" fo:background-color="#ffffff" loext:char-shading-value="0"/>
    </style:style>
    <style:style style:name="T6" style:family="text">
      <style:text-properties fo:color="#292929" loext:opacity="100%" fo:font-weight="normal" officeooo:rsid="0017184f" fo:background-color="#ffffff" loext:char-shading-value="0"/>
    </style:style>
    <style:style style:name="T7" style:family="text">
      <style:text-properties fo:color="#292929" loext:opacity="100%" style:font-name="Droid Sans Mono" fo:font-size="10.5pt" fo:font-weight="normal" fo:background-color="#ffffff" loext:char-shading-value="0"/>
    </style:style>
    <style:style style:name="T8" style:family="text">
      <style:text-properties fo:color="#292929" loext:opacity="100%" style:font-name="Droid Sans Mono" fo:font-size="10.5pt" fo:font-weight="normal" officeooo:rsid="00155f87" fo:background-color="#ffffff" loext:char-shading-value="0"/>
    </style:style>
    <style:style style:name="T9" style:family="text">
      <style:text-properties fo:color="#292929" loext:opacity="100%" style:font-name="Droid Sans Mono" fo:font-size="10.5pt" fo:font-weight="normal" officeooo:rsid="0017184f" fo:background-color="#ffffff" loext:char-shading-value="0"/>
    </style:style>
    <style:style style:name="T10" style:family="text">
      <style:text-properties fo:color="#292929" loext:opacity="100%" style:font-name="Liberation Serif" fo:font-weight="normal" officeooo:rsid="00155f87" fo:background-color="#ffffff" loext:char-shading-value="0" style:font-weight-asian="normal" style:font-weight-complex="normal"/>
    </style:style>
    <style:style style:name="T11" style:family="text">
      <style:text-properties fo:color="#292929" loext:opacity="100%" style:font-name="Liberation Serif" fo:font-weight="normal" officeooo:rsid="0017184f" fo:background-color="#ffffff" loext:char-shading-value="0" style:font-weight-asian="normal" style:font-weight-complex="normal"/>
    </style:style>
    <style:style style:name="T12" style:family="text">
      <style:text-properties fo:color="#264f78" loext:opacity="100%"/>
    </style:style>
    <style:style style:name="T13" style:family="text">
      <style:text-properties fo:color="#264f78" loext:opacity="100%" fo:font-weight="normal" fo:background-color="#ffffff" loext:char-shading-value="0"/>
    </style:style>
    <style:style style:name="T14" style:family="text">
      <style:text-properties fo:color="#096d48" loext:opacity="100%"/>
    </style:style>
    <style:style style:name="T15" style:family="text">
      <style:text-properties fo:color="#096d48" loext:opacity="100%" fo:font-weight="normal" fo:background-color="#ffffff" loext:char-shading-value="0"/>
    </style:style>
    <style:style style:name="T16" style:family="text">
      <style:text-properties fo:color="#0451a5" loext:opacity="100%"/>
    </style:style>
    <style:style style:name="T17" style:family="text">
      <style:text-properties fo:color="#0451a5" loext:opacity="100%" fo:font-weight="normal" fo:background-color="#ffffff" loext:char-shading-value="0"/>
    </style:style>
    <style:style style:name="T18" style:family="text">
      <style:text-properties officeooo:rsid="00142e9a" style:font-size-asian="9.60000038146973pt" style:font-size-complex="11pt"/>
    </style:style>
    <style:style style:name="T19" style:family="text">
      <style:text-properties fo:color="#b5200d" loext:opacity="100%"/>
    </style:style>
    <style:style style:name="T20" style:family="text">
      <style:text-properties fo:color="#5e2cbc" loext:opacity="100%"/>
    </style:style>
    <style:style style:name="T21" style:family="text">
      <style:text-properties officeooo:rsid="00155f87"/>
    </style:style>
    <style:style style:name="T22" style:family="text">
      <style:text-properties officeooo:rsid="0016a350"/>
    </style:style>
    <style:style style:name="T23" style:family="text">
      <style:text-properties fo:color="#b47804" loext:opacity="100%" fo:background-color="transparent" loext:char-shading-value="0"/>
    </style:style>
    <style:style style:name="T24" style:family="text">
      <style:text-properties fo:color="#2a6099" loext:opacity="100%"/>
    </style:style>
    <style:style style:name="T25" style:family="text">
      <style:text-properties fo:color="#2a6099" loext:opacity="100%" style:font-name="Droid Sans Mono" fo:font-size="10.5pt" fo:font-weight="normal" fo:background-color="#ffffff" loext:char-shading-value="0"/>
    </style:style>
    <style:style style:name="T26" style:family="text">
      <style:text-properties fo:color="#2a6099" loext:opacity="100%" style:font-name="Droid Sans Mono" fo:font-size="10.5pt" fo:font-weight="normal" officeooo:rsid="00155f87" fo:background-color="#ffffff" loext:char-shading-value="0"/>
    </style:style>
    <style:style style:name="T27" style:family="text">
      <style:text-properties fo:color="#2a6099" loext:opacity="100%" officeooo:rsid="00155f87"/>
    </style:style>
    <style:style style:name="T28" style:family="text">
      <style:text-properties fo:color="#2a6099" loext:opacity="100%" officeooo:rsid="0016a350"/>
    </style:style>
    <style:style style:name="T29" style:family="text">
      <style:text-properties fo:color="#2a6099" loext:opacity="100%" style:font-name="Liberation Serif" fo:font-weight="normal" officeooo:rsid="00155f87" fo:background-color="#ffffff" loext:char-shading-value="0" style:font-weight-asian="normal" style:font-weight-complex="normal"/>
    </style:style>
    <style:style style:name="T30" style:family="text">
      <style:text-properties fo:color="#000000" loext:opacity="100%"/>
    </style:style>
    <style:style style:name="T31" style:family="text">
      <style:text-properties fo:color="#158466" loext:opacity="100%" style:font-name="Droid Sans Mono" fo:font-size="10.5pt" fo:font-weight="normal" officeooo:rsid="00155f87" fo:background-color="#ffffff" loext:char-shading-value="0"/>
    </style:style>
    <style:style style:name="T32" style:family="text">
      <style:text-properties fo:color="#127622" loext:opacity="100%"/>
    </style:style>
    <style:style style:name="T33" style:family="text">
      <style:text-properties fo:color="#127622" loext:opacity="100%" officeooo:rsid="0016a350"/>
    </style:style>
    <style:style style:name="T34" style:family="text">
      <style:text-properties officeooo:rsid="0018c49e"/>
    </style:style>
    <style:style style:name="T35" style:family="text">
      <style:text-properties officeooo:rsid="0019d60c"/>
    </style:style>
    <style:style style:name="T3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*</text:span><text:span text:style-name="T18">{ </text:span><text:span text:style-name="T12">margin</text:span>: <text:span text:style-name="T14">0px</text:span>; <text:span text:style-name="T12">padding</text:span>: <text:span text:style-name="T14">0px</text:span>; <text:span text:style-name="T12">box-sizing</text:span>: <text:span text:style-name="T16">border-box</text:span>; <text:span text:style-name="T12">text-decoration</text:span>: <text:span text:style-name="T16">none</text:span>;}</text:p>
      <text:p text:style-name="P1"><text:span text:style-name="T3">:root</text:span><text:span text:style-name="T4">{ </text:span><text:span text:style-name="T13">font-fam</text:span><text:span text:style-name="T4"> </text:span><text:span text:style-name="T17">… </text:span><text:span text:style-name="T4">; </text:span><text:span text:style-name="T13">font-size</text:span><text:span text:style-name="T4">: </text:span><text:span text:style-name="T15">16px</text:span><text:span text:style-name="T4">; }</text:span></text:p>
      <text:p text:style-name="P2"><text:span text:style-name="T19">@font-face</text:span> { <text:span text:style-name="T12">font-family</text:span>: Tranquila; <text:span text:style-name="T12">src</text:span>: <text:span text:style-name="T20">url</text:span>(<text:span text:style-name="T1">'./ttf/tranquila.otf'</text:span>); }</text:p>
      <text:p text:style-name="P8"><text:span text:style-name="T25">flex-direction:</text:span><text:span text:style-name="T7"> </text:span><text:span text:style-name="T8">→C</text:span><text:span text:style-name="T9">o</text:span><text:span text:style-name="T8">mo se organizan los elementos </text:span><text:span text:style-name="T5">(row, column, row-reverse, column-reverse)</text:span></text:p>
      <text:p text:style-name="P8"><text:span text:style-name="Strong_20_Emphasis"><text:span text:style-name="Source_20_Text"><text:span text:style-name="T29">flex-wrap:</text:span></text:span></text:span><text:span text:style-name="Strong_20_Emphasis"><text:span text:style-name="Source_20_Text"><text:span text:style-name="T10">→ </text:span></text:span></text:span><text:span text:style-name="Strong_20_Emphasis"><text:span text:style-name="Source_20_Text"><text:span text:style-name="T11">L</text:span></text:span></text:span><text:span text:style-name="T5">os elementos se mantienen en una línea o </text:span><text:span text:style-name="T6">no</text:span><text:span text:style-name="T5">. </text:span><text:span text:style-name="T6">(nowrap, wrap, wrap-reverse)</text:span></text:p>
      <text:p text:style-name="P9"><text:span text:style-name="T26">justify-content:</text:span><text:span text:style-name="T8">→ Alineacion horizontal(flex-start, flex-end, center, space-between, space-around).</text:span></text:p>
      <text:p text:style-name="P9"><text:span text:style-name="T26">flex: 1; </text:span><text:span text:style-name="T31">/* Ocupa el espacio restante */</text:span></text:p>
      <text:p text:style-name="P7"><text:span text:style-name="T26">Align-items:</text:span><text:span text:style-name="T8">→ Alineacion vertical (flex-start, flex-end, center, stretch, baseline).</text:span></text:p>
      <text:p text:style-name="P7"><text:span text:style-name="T27">Align-content</text:span><text:span text:style-name="T21">→ distribución </text:span>(flex-start, flex-end, center, space-between, space-around, stretch)</text:p>
      <text:p text:style-name="P7"><text:span text:style-name="T27">Order</text:span><text:span text:style-name="T21">→ </text:span>orden de los elementos dentro del contenedor.</text:p>
      <text:p text:style-name="P8"><text:span text:style-name="T28">Flex-grow</text:span><text:span text:style-name="T22">→ expande los elementos para que ocupen todo el espacio. </text:span>2; <text:span text:style-name="T32">/* </text:span><text:span text:style-name="T33">El doble */</text:span></text:p>
      <text:p text:style-name="P11"><text:span text:style-name="T24">flex-shrink:</text:span>→ los elementos se encogen si no hay espacio. 0 <text:span text:style-name="T32">/*No se encoje*/</text:span></text:p>
      <text:p text:style-name="P8"><text:span text:style-name="T28">flex-basis:</text:span><text:span text:style-name="T22">Tamaño inicial del elemento</text:span></text:p>
      <text:p text:style-name="P8"><text:span text:style-name="T22">Ej: </text:span><text:span text:style-name="T23">.contenedor</text:span> { display: flex; flex-wrap: wrap; <text:span text:style-name="T32">/* </text:span><text:span text:style-name="T33">Lo</text:span><text:span text:style-name="T32">s elementos </text:span><text:span text:style-name="T33">pasan</text:span><text:span text:style-name="T32"> a la siguiente línea */ </text:span>} </text:p>
      <text:p text:style-name="P8">.item { width: 50%; box-sizing: border-box; /* Incl<text:span text:style-name="T22">uyo</text:span> el padding y border en el ancho <text:s/>*/ }</text:p>
      <text:p text:style-name="P3"><text:span text:style-name="T19">@keyframes</text:span> <text:span text:style-name="T12">banner</text:span>{ 0%,30%{ <text:span text:style-name="T12">background-image</text:span>:<text:span text:style-name="T20">url</text:span>(<text:span text:style-name="T12">../img/background1.jpeg</text:span>); <text:span text:style-name="T12">opacity</text:span>:<text:span text:style-name="T14">1</text:span>;}</text:p>
      <text:p text:style-name="P4">31%, <text:span text:style-name="T34">100</text:span>%{ <text:span text:style-name="T12">opacity</text:span>:<text:span text:style-name="T14">0.1</text:span>;}<text:span text:style-name="T34">}</text:span></text:p>
      <text:p text:style-name="P4"><text:span text:style-name="T12">animation</text:span>: → banner <text:span text:style-name="T14">10s</text:span> <text:span text:style-name="T16">infinite</text:span>; <text:span text:style-name="T34">(name|time|itirenation count)</text:span></text:p>
      <text:p text:style-name="P6"><text:span text:style-name="T24">animation-direction: </text:span>→ normal|reverse|alternate|alternate,reverse</text:p>
      <text:p text:style-name="P12">animation-timing-function:<text:span text:style-name="T30">→ linear|ease|ease-in|ease-out|ease-in-out</text:span></text:p>
      <text:p text:style-name="P12">animation-fill-mode<text:span text:style-name="T30">→ Como se queda al finalizar (none|forwards|backwards|both)</text:span></text:p>
      <text:p text:style-name="P10"><text:span text:style-name="T35">transform:translateX|scale|rotate </text:span>@keyframes pulse { 0% { transform: scale(1); opacity: 1; } 50% { transform: scale(1.2); opacity: 0.7; }<text:line-break/><text:span text:style-name="T35">WIDGET: </text:span>&lt;iframe src="https://calendar.google.com/calendar/embed…<text:line-break/><text:span text:style-name="T35">VIDEO: </text:span>&lt;video controls&gt; &lt;source src="video.mp4" type="video/mp4"&gt; Tu navegador..&lt;/video&gt;</text:p>
      <text:p text:style-name="P10"><text:span text:style-name="T35">AUDIO: </text:span>&lt;audio controls style="width: 300px;"&gt; &lt;source src="audio.mp3" type="audio/mpeg"&gt; Tu navegador no soporta este audio. &lt;/audio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1:42:20.804490275</meta:creation-date>
    <meta:print-date>2024-12-04T12:52:37.957667298</meta:print-date>
    <meta:printed-by>Archivos PDF</meta:printed-by>
    <dc:date>2024-12-04T12:53:22.234743400</dc:date>
    <meta:editing-duration>PT29S</meta:editing-duration>
    <meta:editing-cycles>1</meta:editing-cycles>
    <meta:document-statistic meta:table-count="0" meta:image-count="0" meta:object-count="0" meta:page-count="1" meta:paragraph-count="23" meta:word-count="222" meta:character-count="1930" meta:non-whitespace-character-count="1729"/>
    <meta:generator>LibreOffice/24.2.6.2$Linux_X86_64 LibreOffice_project/420$Build-2</meta:generator>
  </office:meta>
</office:document-meta>
</file>